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ymin</text:p>
          </table:table-cell>
          <table:table-cell table:style-name="Default" office:value-type="string" calcext:value-type="string">
            <text:p>ymax</text:p>
          </table:table-cell>
          <table:table-cell table:style-name="Default" office:value-type="string" calcext:value-type="string">
            <text:p>Average</text:p>
          </table:table-cell>
          <table:table-cell table:number-columns-repeated="6"/>
          <table:table-cell office:value-type="string" calcext:value-type="string">
            <text:p>patch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min</text:p>
          </table:table-cell>
          <table:table-cell table:number-columns-repeated="11"/>
          <table:table-cell office:value-type="string" calcext:value-type="string">
            <text:p>max</text:p>
          </table:table-cell>
          <table:table-cell table:number-columns-repeated="11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.62723" calcext:value-type="float">
            <text:p>7.46E+01</text:p>
          </table:table-cell>
          <table:table-cell office:value-type="float" office:value="95.65969" calcext:value-type="float">
            <text:p>9.57E+01</text:p>
          </table:table-cell>
          <table:table-cell office:value-type="float" office:value="87.88135" calcext:value-type="float">
            <text:p>8.79E+01</text:p>
          </table:table-cell>
          <table:table-cell table:number-columns-repeated="8"/>
          <table:table-cell office:value-type="float" office:value="74.62723" calcext:value-type="float">
            <text:p>7.46E+01</text:p>
          </table:table-cell>
          <table:table-cell office:value-type="float" office:value="95.65969" calcext:value-type="float">
            <text:p>9.57E+01</text:p>
          </table:table-cell>
          <table:table-cell office:value-type="float" office:value="87.88135" calcext:value-type="float">
            <text:p>8.79E+01</text:p>
          </table:table-cell>
          <table:table-cell table:number-columns-repeated="30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129287" calcext:value-type="float">
            <text:p>1.13E+00</text:p>
          </table:table-cell>
          <table:table-cell office:value-type="float" office:value="364.3742" calcext:value-type="float">
            <text:p>3.64E+02</text:p>
          </table:table-cell>
          <table:table-cell office:value-type="float" office:value="205.234" calcext:value-type="float">
            <text:p>2.05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1.129287" calcext:value-type="float">
            <text:p>1.13E+00</text:p>
          </table:table-cell>
          <table:table-cell office:value-type="float" office:value="364.3742" calcext:value-type="float">
            <text:p>3.64E+02</text:p>
          </table:table-cell>
          <table:table-cell office:value-type="float" office:value="205.234" calcext:value-type="float">
            <text:p>2.05E+02</text:p>
          </table:table-cell>
          <table:table-cell table:number-columns-repeated="3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78165" calcext:value-type="float">
            <text:p>1.98E+00</text:p>
          </table:table-cell>
          <table:table-cell office:value-type="float" office:value="373.3148" calcext:value-type="float">
            <text:p>3.73E+02</text:p>
          </table:table-cell>
          <table:table-cell office:value-type="float" office:value="195.2815" calcext:value-type="float">
            <text:p>1.95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1.978165" calcext:value-type="float">
            <text:p>1.98E+00</text:p>
          </table:table-cell>
          <table:table-cell office:value-type="float" office:value="373.3148" calcext:value-type="float">
            <text:p>3.73E+02</text:p>
          </table:table-cell>
          <table:table-cell office:value-type="float" office:value="195.2815" calcext:value-type="float">
            <text:p>1.95E+02</text:p>
          </table:table-cell>
          <table:table-cell table:number-columns-repeated="3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.498741" calcext:value-type="float">
            <text:p>5.50E+00</text:p>
          </table:table-cell>
          <table:table-cell office:value-type="float" office:value="467.2825" calcext:value-type="float">
            <text:p>4.67E+02</text:p>
          </table:table-cell>
          <table:table-cell office:value-type="float" office:value="205.5696" calcext:value-type="float">
            <text:p>2.06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5.498741" calcext:value-type="float">
            <text:p>5.50E+00</text:p>
          </table:table-cell>
          <table:table-cell office:value-type="float" office:value="467.2825" calcext:value-type="float">
            <text:p>4.67E+02</text:p>
          </table:table-cell>
          <table:table-cell office:value-type="float" office:value="205.5696" calcext:value-type="float">
            <text:p>2.06E+02</text:p>
          </table:table-cell>
          <table:table-cell table:number-columns-repeated="3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985216" calcext:value-type="float">
            <text:p>9.85E-01</text:p>
          </table:table-cell>
          <table:table-cell office:value-type="float" office:value="693.2221" calcext:value-type="float">
            <text:p>6.93E+02</text:p>
          </table:table-cell>
          <table:table-cell office:value-type="float" office:value="221.3511" calcext:value-type="float">
            <text:p>2.21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985216" calcext:value-type="float">
            <text:p>9.85E-01</text:p>
          </table:table-cell>
          <table:table-cell office:value-type="float" office:value="693.2221" calcext:value-type="float">
            <text:p>6.93E+02</text:p>
          </table:table-cell>
          <table:table-cell office:value-type="float" office:value="221.3511" calcext:value-type="float">
            <text:p>2.21E+02</text:p>
          </table:table-cell>
          <table:table-cell table:number-columns-repeated="3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8100445" calcext:value-type="float">
            <text:p>8.10E-02</text:p>
          </table:table-cell>
          <table:table-cell office:value-type="float" office:value="866.4949" calcext:value-type="float">
            <text:p>8.66E+02</text:p>
          </table:table-cell>
          <table:table-cell office:value-type="float" office:value="215.5629" calcext:value-type="float">
            <text:p>2.16E+02</text:p>
          </table:table-cell>
          <table:table-cell table:number-columns-repeated="8"/>
          <table:table-cell office:value-type="float" office:value="0.08100445" calcext:value-type="float">
            <text:p>8.10E-02</text:p>
          </table:table-cell>
          <table:table-cell office:value-type="float" office:value="866.4949" calcext:value-type="float">
            <text:p>8.66E+02</text:p>
          </table:table-cell>
          <table:table-cell office:value-type="float" office:value="215.5629" calcext:value-type="float">
            <text:p>2.16E+02</text:p>
          </table:table-cell>
          <table:table-cell table:number-columns-repeated="3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1147792" calcext:value-type="float">
            <text:p>1.15E-02</text:p>
          </table:table-cell>
          <table:table-cell office:value-type="float" office:value="1170.974" calcext:value-type="float">
            <text:p>1.17E+03</text:p>
          </table:table-cell>
          <table:table-cell office:value-type="float" office:value="199.5931" calcext:value-type="float">
            <text:p>2.00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1147792" calcext:value-type="float">
            <text:p>1.15E-02</text:p>
          </table:table-cell>
          <table:table-cell office:value-type="float" office:value="1170.974" calcext:value-type="float">
            <text:p>1.17E+03</text:p>
          </table:table-cell>
          <table:table-cell office:value-type="float" office:value="199.5931" calcext:value-type="float">
            <text:p>2.00E+02</text:p>
          </table:table-cell>
          <table:table-cell table:number-columns-repeated="3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481099" calcext:value-type="float">
            <text:p>4.81E-03</text:p>
          </table:table-cell>
          <table:table-cell office:value-type="float" office:value="878.7834" calcext:value-type="float">
            <text:p>8.79E+02</text:p>
          </table:table-cell>
          <table:table-cell office:value-type="float" office:value="190.1516" calcext:value-type="float">
            <text:p>1.90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0481099" calcext:value-type="float">
            <text:p>4.81E-03</text:p>
          </table:table-cell>
          <table:table-cell office:value-type="float" office:value="878.7834" calcext:value-type="float">
            <text:p>8.79E+02</text:p>
          </table:table-cell>
          <table:table-cell office:value-type="float" office:value="190.1516" calcext:value-type="float">
            <text:p>1.90E+02</text:p>
          </table:table-cell>
          <table:table-cell table:number-columns-repeated="3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2897579" calcext:value-type="float">
            <text:p>2.90E-03</text:p>
          </table:table-cell>
          <table:table-cell office:value-type="float" office:value="685.2555" calcext:value-type="float">
            <text:p>6.85E+02</text:p>
          </table:table-cell>
          <table:table-cell office:value-type="float" office:value="186.7781" calcext:value-type="float">
            <text:p>1.87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02897579" calcext:value-type="float">
            <text:p>2.90E-03</text:p>
          </table:table-cell>
          <table:table-cell office:value-type="float" office:value="685.2555" calcext:value-type="float">
            <text:p>6.85E+02</text:p>
          </table:table-cell>
          <table:table-cell office:value-type="float" office:value="186.7781" calcext:value-type="float">
            <text:p>1.87E+02</text:p>
          </table:table-cell>
          <table:table-cell table:number-columns-repeated="3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2944584" calcext:value-type="float">
            <text:p>2.94E-03</text:p>
          </table:table-cell>
          <table:table-cell office:value-type="float" office:value="664.9525" calcext:value-type="float">
            <text:p>6.65E+02</text:p>
          </table:table-cell>
          <table:table-cell office:value-type="float" office:value="186.4612" calcext:value-type="float">
            <text:p>1.86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02944584" calcext:value-type="float">
            <text:p>2.94E-03</text:p>
          </table:table-cell>
          <table:table-cell office:value-type="float" office:value="664.9525" calcext:value-type="float">
            <text:p>6.65E+02</text:p>
          </table:table-cell>
          <table:table-cell office:value-type="float" office:value="186.4612" calcext:value-type="float">
            <text:p>1.86E+02</text:p>
          </table:table-cell>
          <table:table-cell table:number-columns-repeated="3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6255785" calcext:value-type="float">
            <text:p>6.26E-03</text:p>
          </table:table-cell>
          <table:table-cell office:value-type="float" office:value="661.0915" calcext:value-type="float">
            <text:p>6.61E+02</text:p>
          </table:table-cell>
          <table:table-cell office:value-type="float" office:value="187.002" calcext:value-type="float">
            <text:p>1.87E+02</text:p>
          </table:table-cell>
          <table:table-cell table:number-columns-repeated="8"/>
          <table:table-cell office:value-type="float" office:value="0.006255785" calcext:value-type="float">
            <text:p>6.26E-03</text:p>
          </table:table-cell>
          <table:table-cell office:value-type="float" office:value="661.0915" calcext:value-type="float">
            <text:p>6.61E+02</text:p>
          </table:table-cell>
          <table:table-cell office:value-type="float" office:value="187.002" calcext:value-type="float">
            <text:p>1.87E+02</text:p>
          </table:table-cell>
          <table:table-cell table:number-columns-repeated="3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1360918" calcext:value-type="float">
            <text:p>1.36E-02</text:p>
          </table:table-cell>
          <table:table-cell office:value-type="float" office:value="685.5766" calcext:value-type="float">
            <text:p>6.86E+02</text:p>
          </table:table-cell>
          <table:table-cell office:value-type="float" office:value="191.5777" calcext:value-type="float">
            <text:p>1.92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1360918" calcext:value-type="float">
            <text:p>1.36E-02</text:p>
          </table:table-cell>
          <table:table-cell office:value-type="float" office:value="685.5766" calcext:value-type="float">
            <text:p>6.86E+02</text:p>
          </table:table-cell>
          <table:table-cell office:value-type="float" office:value="191.5777" calcext:value-type="float">
            <text:p>1.92E+02</text:p>
          </table:table-cell>
          <table:table-cell table:number-columns-repeated="3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2652814" calcext:value-type="float">
            <text:p>2.65E-02</text:p>
          </table:table-cell>
          <table:table-cell office:value-type="float" office:value="1048.381" calcext:value-type="float">
            <text:p>1.05E+03</text:p>
          </table:table-cell>
          <table:table-cell office:value-type="float" office:value="207.8469" calcext:value-type="float">
            <text:p>2.08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2652814" calcext:value-type="float">
            <text:p>2.65E-02</text:p>
          </table:table-cell>
          <table:table-cell office:value-type="float" office:value="1048.381" calcext:value-type="float">
            <text:p>1.05E+03</text:p>
          </table:table-cell>
          <table:table-cell office:value-type="float" office:value="207.8469" calcext:value-type="float">
            <text:p>2.08E+02</text:p>
          </table:table-cell>
          <table:table-cell table:number-columns-repeated="3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3736369" calcext:value-type="float">
            <text:p>3.74E-02</text:p>
          </table:table-cell>
          <table:table-cell office:value-type="float" office:value="1357.304" calcext:value-type="float">
            <text:p>1.36E+03</text:p>
          </table:table-cell>
          <table:table-cell office:value-type="float" office:value="214.2602" calcext:value-type="float">
            <text:p>2.14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3736369" calcext:value-type="float">
            <text:p>3.74E-02</text:p>
          </table:table-cell>
          <table:table-cell office:value-type="float" office:value="1357.304" calcext:value-type="float">
            <text:p>1.36E+03</text:p>
          </table:table-cell>
          <table:table-cell office:value-type="float" office:value="214.2602" calcext:value-type="float">
            <text:p>2.14E+02</text:p>
          </table:table-cell>
          <table:table-cell table:number-columns-repeated="3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2650975" calcext:value-type="float">
            <text:p>2.65E-02</text:p>
          </table:table-cell>
          <table:table-cell office:value-type="float" office:value="1518.813" calcext:value-type="float">
            <text:p>1.52E+03</text:p>
          </table:table-cell>
          <table:table-cell office:value-type="float" office:value="209.3781" calcext:value-type="float">
            <text:p>2.09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2650975" calcext:value-type="float">
            <text:p>2.65E-02</text:p>
          </table:table-cell>
          <table:table-cell office:value-type="float" office:value="1518.813" calcext:value-type="float">
            <text:p>1.52E+03</text:p>
          </table:table-cell>
          <table:table-cell office:value-type="float" office:value="209.3781" calcext:value-type="float">
            <text:p>2.09E+02</text:p>
          </table:table-cell>
          <table:table-cell table:number-columns-repeated="3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261698" calcext:value-type="float">
            <text:p>1.26E-02</text:p>
          </table:table-cell>
          <table:table-cell office:value-type="float" office:value="1081.525" calcext:value-type="float">
            <text:p>1.08E+03</text:p>
          </table:table-cell>
          <table:table-cell office:value-type="float" office:value="197.3051" calcext:value-type="float">
            <text:p>1.97E+02</text:p>
          </table:table-cell>
          <table:table-cell table:number-columns-repeated="8"/>
          <table:table-cell office:value-type="float" office:value="0.01261698" calcext:value-type="float">
            <text:p>1.26E-02</text:p>
          </table:table-cell>
          <table:table-cell office:value-type="float" office:value="1081.525" calcext:value-type="float">
            <text:p>1.08E+03</text:p>
          </table:table-cell>
          <table:table-cell office:value-type="float" office:value="197.3051" calcext:value-type="float">
            <text:p>1.97E+02</text:p>
          </table:table-cell>
          <table:table-cell table:number-columns-repeated="3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8350046" calcext:value-type="float">
            <text:p>8.35E-03</text:p>
          </table:table-cell>
          <table:table-cell office:value-type="float" office:value="713.0542" calcext:value-type="float">
            <text:p>7.13E+02</text:p>
          </table:table-cell>
          <table:table-cell office:value-type="float" office:value="195.4853" calcext:value-type="float">
            <text:p>1.95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08350046" calcext:value-type="float">
            <text:p>8.35E-03</text:p>
          </table:table-cell>
          <table:table-cell office:value-type="float" office:value="713.0542" calcext:value-type="float">
            <text:p>7.13E+02</text:p>
          </table:table-cell>
          <table:table-cell office:value-type="float" office:value="195.4853" calcext:value-type="float">
            <text:p>1.95E+02</text:p>
          </table:table-cell>
          <table:table-cell table:number-columns-repeated="3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4747772" calcext:value-type="float">
            <text:p>4.75E-03</text:p>
          </table:table-cell>
          <table:table-cell office:value-type="float" office:value="1159.445" calcext:value-type="float">
            <text:p>1.16E+03</text:p>
          </table:table-cell>
          <table:table-cell office:value-type="float" office:value="204.4142" calcext:value-type="float">
            <text:p>2.04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04747772" calcext:value-type="float">
            <text:p>4.75E-03</text:p>
          </table:table-cell>
          <table:table-cell office:value-type="float" office:value="1159.445" calcext:value-type="float">
            <text:p>1.16E+03</text:p>
          </table:table-cell>
          <table:table-cell office:value-type="float" office:value="204.4142" calcext:value-type="float">
            <text:p>2.04E+02</text:p>
          </table:table-cell>
          <table:table-cell table:number-columns-repeated="3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6513349" calcext:value-type="float">
            <text:p>6.51E-03</text:p>
          </table:table-cell>
          <table:table-cell office:value-type="float" office:value="1310.877" calcext:value-type="float">
            <text:p>1.31E+03</text:p>
          </table:table-cell>
          <table:table-cell office:value-type="float" office:value="206.5194" calcext:value-type="float">
            <text:p>2.07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06513349" calcext:value-type="float">
            <text:p>6.51E-03</text:p>
          </table:table-cell>
          <table:table-cell office:value-type="float" office:value="1310.877" calcext:value-type="float">
            <text:p>1.31E+03</text:p>
          </table:table-cell>
          <table:table-cell office:value-type="float" office:value="206.5194" calcext:value-type="float">
            <text:p>2.07E+02</text:p>
          </table:table-cell>
          <table:table-cell table:number-columns-repeated="3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1229487" calcext:value-type="float">
            <text:p>1.23E-02</text:p>
          </table:table-cell>
          <table:table-cell office:value-type="float" office:value="673.248" calcext:value-type="float">
            <text:p>6.73E+02</text:p>
          </table:table-cell>
          <table:table-cell office:value-type="float" office:value="198.3072" calcext:value-type="float">
            <text:p>1.98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1229487" calcext:value-type="float">
            <text:p>1.23E-02</text:p>
          </table:table-cell>
          <table:table-cell office:value-type="float" office:value="673.248" calcext:value-type="float">
            <text:p>6.73E+02</text:p>
          </table:table-cell>
          <table:table-cell office:value-type="float" office:value="198.3072" calcext:value-type="float">
            <text:p>1.98E+02</text:p>
          </table:table-cell>
          <table:table-cell table:number-columns-repeated="3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05944" calcext:value-type="float">
            <text:p>4.06E-02</text:p>
          </table:table-cell>
          <table:table-cell office:value-type="float" office:value="695.275" calcext:value-type="float">
            <text:p>6.95E+02</text:p>
          </table:table-cell>
          <table:table-cell office:value-type="float" office:value="199.7846" calcext:value-type="float">
            <text:p>2.00E+02</text:p>
          </table:table-cell>
          <table:table-cell table:number-columns-repeated="8"/>
          <table:table-cell office:value-type="float" office:value="0.0405944" calcext:value-type="float">
            <text:p>4.06E-02</text:p>
          </table:table-cell>
          <table:table-cell office:value-type="float" office:value="695.275" calcext:value-type="float">
            <text:p>6.95E+02</text:p>
          </table:table-cell>
          <table:table-cell office:value-type="float" office:value="199.7846" calcext:value-type="float">
            <text:p>2.00E+02</text:p>
          </table:table-cell>
          <table:table-cell table:number-columns-repeated="30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5734521" calcext:value-type="float">
            <text:p>5.73E-02</text:p>
          </table:table-cell>
          <table:table-cell office:value-type="float" office:value="816.0219" calcext:value-type="float">
            <text:p>8.16E+02</text:p>
          </table:table-cell>
          <table:table-cell office:value-type="float" office:value="201.9636" calcext:value-type="float">
            <text:p>2.02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5734521" calcext:value-type="float">
            <text:p>5.73E-02</text:p>
          </table:table-cell>
          <table:table-cell office:value-type="float" office:value="816.0219" calcext:value-type="float">
            <text:p>8.16E+02</text:p>
          </table:table-cell>
          <table:table-cell office:value-type="float" office:value="201.9636" calcext:value-type="float">
            <text:p>2.02E+02</text:p>
          </table:table-cell>
          <table:table-cell table:number-columns-repeated="3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4321023" calcext:value-type="float">
            <text:p>4.32E-02</text:p>
          </table:table-cell>
          <table:table-cell office:value-type="float" office:value="1130.383" calcext:value-type="float">
            <text:p>1.13E+03</text:p>
          </table:table-cell>
          <table:table-cell office:value-type="float" office:value="198.6978" calcext:value-type="float">
            <text:p>1.99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4321023" calcext:value-type="float">
            <text:p>4.32E-02</text:p>
          </table:table-cell>
          <table:table-cell office:value-type="float" office:value="1130.383" calcext:value-type="float">
            <text:p>1.13E+03</text:p>
          </table:table-cell>
          <table:table-cell office:value-type="float" office:value="198.6978" calcext:value-type="float">
            <text:p>1.99E+02</text:p>
          </table:table-cell>
          <table:table-cell table:number-columns-repeated="3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3519014" calcext:value-type="float">
            <text:p>3.52E-02</text:p>
          </table:table-cell>
          <table:table-cell office:value-type="float" office:value="659.6781" calcext:value-type="float">
            <text:p>6.60E+02</text:p>
          </table:table-cell>
          <table:table-cell office:value-type="float" office:value="189.0409" calcext:value-type="float">
            <text:p>1.89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3519014" calcext:value-type="float">
            <text:p>3.52E-02</text:p>
          </table:table-cell>
          <table:table-cell office:value-type="float" office:value="659.6781" calcext:value-type="float">
            <text:p>6.60E+02</text:p>
          </table:table-cell>
          <table:table-cell office:value-type="float" office:value="189.0409" calcext:value-type="float">
            <text:p>1.89E+02</text:p>
          </table:table-cell>
          <table:table-cell table:number-columns-repeated="3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3112868" calcext:value-type="float">
            <text:p>3.11E-02</text:p>
          </table:table-cell>
          <table:table-cell office:value-type="float" office:value="689.0481" calcext:value-type="float">
            <text:p>6.89E+02</text:p>
          </table:table-cell>
          <table:table-cell office:value-type="float" office:value="183.7615" calcext:value-type="float">
            <text:p>1.84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3112868" calcext:value-type="float">
            <text:p>3.11E-02</text:p>
          </table:table-cell>
          <table:table-cell office:value-type="float" office:value="689.0481" calcext:value-type="float">
            <text:p>6.89E+02</text:p>
          </table:table-cell>
          <table:table-cell office:value-type="float" office:value="183.7615" calcext:value-type="float">
            <text:p>1.84E+02</text:p>
          </table:table-cell>
          <table:table-cell table:number-columns-repeated="3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778804" calcext:value-type="float">
            <text:p>2.78E-02</text:p>
          </table:table-cell>
          <table:table-cell office:value-type="float" office:value="701.2675" calcext:value-type="float">
            <text:p>7.01E+02</text:p>
          </table:table-cell>
          <table:table-cell office:value-type="float" office:value="185.6394" calcext:value-type="float">
            <text:p>1.86E+02</text:p>
          </table:table-cell>
          <table:table-cell table:number-columns-repeated="8"/>
          <table:table-cell office:value-type="float" office:value="0.02778804" calcext:value-type="float">
            <text:p>2.78E-02</text:p>
          </table:table-cell>
          <table:table-cell office:value-type="float" office:value="701.2675" calcext:value-type="float">
            <text:p>7.01E+02</text:p>
          </table:table-cell>
          <table:table-cell office:value-type="float" office:value="185.6394" calcext:value-type="float">
            <text:p>1.86E+02</text:p>
          </table:table-cell>
          <table:table-cell table:number-columns-repeated="3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2600027" calcext:value-type="float">
            <text:p>2.60E-02</text:p>
          </table:table-cell>
          <table:table-cell office:value-type="float" office:value="564.0292" calcext:value-type="float">
            <text:p>5.64E+02</text:p>
          </table:table-cell>
          <table:table-cell office:value-type="float" office:value="176.8676" calcext:value-type="float">
            <text:p>1.77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2600027" calcext:value-type="float">
            <text:p>2.60E-02</text:p>
          </table:table-cell>
          <table:table-cell office:value-type="float" office:value="564.0292" calcext:value-type="float">
            <text:p>5.64E+02</text:p>
          </table:table-cell>
          <table:table-cell office:value-type="float" office:value="176.8676" calcext:value-type="float">
            <text:p>1.77E+02</text:p>
          </table:table-cell>
          <table:table-cell table:number-columns-repeated="3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4614661" calcext:value-type="float">
            <text:p>4.61E-02</text:p>
          </table:table-cell>
          <table:table-cell office:value-type="float" office:value="559.6103" calcext:value-type="float">
            <text:p>5.60E+02</text:p>
          </table:table-cell>
          <table:table-cell office:value-type="float" office:value="170.4537" calcext:value-type="float">
            <text:p>1.70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4614661" calcext:value-type="float">
            <text:p>4.61E-02</text:p>
          </table:table-cell>
          <table:table-cell office:value-type="float" office:value="559.6103" calcext:value-type="float">
            <text:p>5.60E+02</text:p>
          </table:table-cell>
          <table:table-cell office:value-type="float" office:value="170.4537" calcext:value-type="float">
            <text:p>1.70E+02</text:p>
          </table:table-cell>
          <table:table-cell table:number-columns-repeated="3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905419" calcext:value-type="float">
            <text:p>9.05E-02</text:p>
          </table:table-cell>
          <table:table-cell office:value-type="float" office:value="589.3116" calcext:value-type="float">
            <text:p>5.89E+02</text:p>
          </table:table-cell>
          <table:table-cell office:value-type="float" office:value="170.1374" calcext:value-type="float">
            <text:p>1.70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0905419" calcext:value-type="float">
            <text:p>9.05E-02</text:p>
          </table:table-cell>
          <table:table-cell office:value-type="float" office:value="589.3116" calcext:value-type="float">
            <text:p>5.89E+02</text:p>
          </table:table-cell>
          <table:table-cell office:value-type="float" office:value="170.1374" calcext:value-type="float">
            <text:p>1.70E+02</text:p>
          </table:table-cell>
          <table:table-cell table:number-columns-repeated="3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1859205" calcext:value-type="float">
            <text:p>1.86E-01</text:p>
          </table:table-cell>
          <table:table-cell office:value-type="float" office:value="956.1012" calcext:value-type="float">
            <text:p>9.56E+02</text:p>
          </table:table-cell>
          <table:table-cell office:value-type="float" office:value="178.6041" calcext:value-type="float">
            <text:p>1.79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0.1859205" calcext:value-type="float">
            <text:p>1.86E-01</text:p>
          </table:table-cell>
          <table:table-cell office:value-type="float" office:value="956.1012" calcext:value-type="float">
            <text:p>9.56E+02</text:p>
          </table:table-cell>
          <table:table-cell office:value-type="float" office:value="178.6041" calcext:value-type="float">
            <text:p>1.79E+02</text:p>
          </table:table-cell>
          <table:table-cell table:number-columns-repeated="3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775911" calcext:value-type="float">
            <text:p>8.78E-01</text:p>
          </table:table-cell>
          <table:table-cell office:value-type="float" office:value="996.4325" calcext:value-type="float">
            <text:p>9.96E+02</text:p>
          </table:table-cell>
          <table:table-cell office:value-type="float" office:value="185.5892" calcext:value-type="float">
            <text:p>1.86E+02</text:p>
          </table:table-cell>
          <table:table-cell table:number-columns-repeated="8"/>
          <table:table-cell office:value-type="float" office:value="0.8775911" calcext:value-type="float">
            <text:p>8.78E-01</text:p>
          </table:table-cell>
          <table:table-cell office:value-type="float" office:value="996.4325" calcext:value-type="float">
            <text:p>9.96E+02</text:p>
          </table:table-cell>
          <table:table-cell office:value-type="float" office:value="185.5892" calcext:value-type="float">
            <text:p>1.86E+02</text:p>
          </table:table-cell>
          <table:table-cell table:number-columns-repeated="3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.384859" calcext:value-type="float">
            <text:p>4.38E+00</text:p>
          </table:table-cell>
          <table:table-cell office:value-type="float" office:value="1281.857" calcext:value-type="float">
            <text:p>1.28E+03</text:p>
          </table:table-cell>
          <table:table-cell office:value-type="float" office:value="240.0773" calcext:value-type="float">
            <text:p>2.40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4.384859" calcext:value-type="float">
            <text:p>4.38E+00</text:p>
          </table:table-cell>
          <table:table-cell office:value-type="float" office:value="1281.857" calcext:value-type="float">
            <text:p>1.28E+03</text:p>
          </table:table-cell>
          <table:table-cell office:value-type="float" office:value="240.0773" calcext:value-type="float">
            <text:p>2.40E+02</text:p>
          </table:table-cell>
          <table:table-cell table:number-columns-repeated="3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.468768" calcext:value-type="float">
            <text:p>3.47E+00</text:p>
          </table:table-cell>
          <table:table-cell office:value-type="float" office:value="1438.097" calcext:value-type="float">
            <text:p>1.44E+03</text:p>
          </table:table-cell>
          <table:table-cell office:value-type="float" office:value="282.601" calcext:value-type="float">
            <text:p>2.83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3.468768" calcext:value-type="float">
            <text:p>3.47E+00</text:p>
          </table:table-cell>
          <table:table-cell office:value-type="float" office:value="1438.097" calcext:value-type="float">
            <text:p>1.44E+03</text:p>
          </table:table-cell>
          <table:table-cell office:value-type="float" office:value="282.601" calcext:value-type="float">
            <text:p>2.83E+02</text:p>
          </table:table-cell>
          <table:table-cell table:number-columns-repeated="3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.5612" calcext:value-type="float">
            <text:p>1.46E+01</text:p>
          </table:table-cell>
          <table:table-cell office:value-type="float" office:value="1528.909" calcext:value-type="float">
            <text:p>1.53E+03</text:p>
          </table:table-cell>
          <table:table-cell office:value-type="float" office:value="300.8085" calcext:value-type="float">
            <text:p>3.01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14.5612" calcext:value-type="float">
            <text:p>1.46E+01</text:p>
          </table:table-cell>
          <table:table-cell office:value-type="float" office:value="1528.909" calcext:value-type="float">
            <text:p>1.53E+03</text:p>
          </table:table-cell>
          <table:table-cell office:value-type="float" office:value="300.8085" calcext:value-type="float">
            <text:p>3.01E+02</text:p>
          </table:table-cell>
          <table:table-cell table:number-columns-repeated="3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0.80607" calcext:value-type="float">
            <text:p>1.08E+01</text:p>
          </table:table-cell>
          <table:table-cell office:value-type="float" office:value="1583.212" calcext:value-type="float">
            <text:p>1.58E+03</text:p>
          </table:table-cell>
          <table:table-cell office:value-type="float" office:value="334.4192" calcext:value-type="float">
            <text:p>3.34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10.80607" calcext:value-type="float">
            <text:p>1.08E+01</text:p>
          </table:table-cell>
          <table:table-cell office:value-type="float" office:value="1583.212" calcext:value-type="float">
            <text:p>1.58E+03</text:p>
          </table:table-cell>
          <table:table-cell office:value-type="float" office:value="334.4192" calcext:value-type="float">
            <text:p>3.34E+02</text:p>
          </table:table-cell>
          <table:table-cell table:number-columns-repeated="3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.12281" calcext:value-type="float">
            <text:p>1.11E+01</text:p>
          </table:table-cell>
          <table:table-cell office:value-type="float" office:value="1614.139" calcext:value-type="float">
            <text:p>1.61E+03</text:p>
          </table:table-cell>
          <table:table-cell office:value-type="float" office:value="298.3767" calcext:value-type="float">
            <text:p>2.98E+02</text:p>
          </table:table-cell>
          <table:table-cell table:number-columns-repeated="8"/>
          <table:table-cell office:value-type="float" office:value="11.12281" calcext:value-type="float">
            <text:p>1.11E+01</text:p>
          </table:table-cell>
          <table:table-cell office:value-type="float" office:value="1614.139" calcext:value-type="float">
            <text:p>1.61E+03</text:p>
          </table:table-cell>
          <table:table-cell office:value-type="float" office:value="298.3767" calcext:value-type="float">
            <text:p>2.98E+02</text:p>
          </table:table-cell>
          <table:table-cell table:number-columns-repeated="3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.224595" calcext:value-type="float">
            <text:p>4.22E+00</text:p>
          </table:table-cell>
          <table:table-cell office:value-type="float" office:value="1302.831" calcext:value-type="float">
            <text:p>1.30E+03</text:p>
          </table:table-cell>
          <table:table-cell office:value-type="float" office:value="258.9515" calcext:value-type="float">
            <text:p>2.59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4.224595" calcext:value-type="float">
            <text:p>4.22E+00</text:p>
          </table:table-cell>
          <table:table-cell office:value-type="float" office:value="1302.831" calcext:value-type="float">
            <text:p>1.30E+03</text:p>
          </table:table-cell>
          <table:table-cell office:value-type="float" office:value="258.9515" calcext:value-type="float">
            <text:p>2.59E+02</text:p>
          </table:table-cell>
          <table:table-cell table:number-columns-repeated="3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.262268" calcext:value-type="float">
            <text:p>5.26E+00</text:p>
          </table:table-cell>
          <table:table-cell office:value-type="float" office:value="1179.23" calcext:value-type="float">
            <text:p>1.18E+03</text:p>
          </table:table-cell>
          <table:table-cell office:value-type="float" office:value="232.0761" calcext:value-type="float">
            <text:p>2.32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5.262268" calcext:value-type="float">
            <text:p>5.26E+00</text:p>
          </table:table-cell>
          <table:table-cell office:value-type="float" office:value="1179.23" calcext:value-type="float">
            <text:p>1.18E+03</text:p>
          </table:table-cell>
          <table:table-cell office:value-type="float" office:value="232.0761" calcext:value-type="float">
            <text:p>2.32E+02</text:p>
          </table:table-cell>
          <table:table-cell table:number-columns-repeated="3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4613" calcext:value-type="float">
            <text:p>6.70E+00</text:p>
          </table:table-cell>
          <table:table-cell office:value-type="float" office:value="616.8908" calcext:value-type="float">
            <text:p>6.17E+02</text:p>
          </table:table-cell>
          <table:table-cell office:value-type="float" office:value="212.3219" calcext:value-type="float">
            <text:p>2.12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6.704613" calcext:value-type="float">
            <text:p>6.70E+00</text:p>
          </table:table-cell>
          <table:table-cell office:value-type="float" office:value="616.8908" calcext:value-type="float">
            <text:p>6.17E+02</text:p>
          </table:table-cell>
          <table:table-cell office:value-type="float" office:value="212.3219" calcext:value-type="float">
            <text:p>2.12E+02</text:p>
          </table:table-cell>
          <table:table-cell table:number-columns-repeated="3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3051" calcext:value-type="float">
            <text:p>1.23E+01</text:p>
          </table:table-cell>
          <table:table-cell office:value-type="float" office:value="837.1455" calcext:value-type="float">
            <text:p>8.37E+02</text:p>
          </table:table-cell>
          <table:table-cell office:value-type="float" office:value="206.589" calcext:value-type="float">
            <text:p>2.07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12.3051" calcext:value-type="float">
            <text:p>1.23E+01</text:p>
          </table:table-cell>
          <table:table-cell office:value-type="float" office:value="837.1455" calcext:value-type="float">
            <text:p>8.37E+02</text:p>
          </table:table-cell>
          <table:table-cell office:value-type="float" office:value="206.589" calcext:value-type="float">
            <text:p>2.07E+02</text:p>
          </table:table-cell>
          <table:table-cell table:number-columns-repeated="3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.48396" calcext:value-type="float">
            <text:p>1.45E+01</text:p>
          </table:table-cell>
          <table:table-cell office:value-type="float" office:value="1064.58" calcext:value-type="float">
            <text:p>1.06E+03</text:p>
          </table:table-cell>
          <table:table-cell office:value-type="float" office:value="210.7421" calcext:value-type="float">
            <text:p>2.11E+02</text:p>
          </table:table-cell>
          <table:table-cell table:number-columns-repeated="8"/>
          <table:table-cell office:value-type="float" office:value="14.48396" calcext:value-type="float">
            <text:p>1.45E+01</text:p>
          </table:table-cell>
          <table:table-cell office:value-type="float" office:value="1064.58" calcext:value-type="float">
            <text:p>1.06E+03</text:p>
          </table:table-cell>
          <table:table-cell office:value-type="float" office:value="210.7421" calcext:value-type="float">
            <text:p>2.11E+02</text:p>
          </table:table-cell>
          <table:table-cell table:number-columns-repeated="3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.337154" calcext:value-type="float">
            <text:p>8.34E+00</text:p>
          </table:table-cell>
          <table:table-cell office:value-type="float" office:value="887.6709" calcext:value-type="float">
            <text:p>8.88E+02</text:p>
          </table:table-cell>
          <table:table-cell office:value-type="float" office:value="213.6079" calcext:value-type="float">
            <text:p>2.14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8.337154" calcext:value-type="float">
            <text:p>8.34E+00</text:p>
          </table:table-cell>
          <table:table-cell office:value-type="float" office:value="887.6709" calcext:value-type="float">
            <text:p>8.88E+02</text:p>
          </table:table-cell>
          <table:table-cell office:value-type="float" office:value="213.6079" calcext:value-type="float">
            <text:p>2.14E+02</text:p>
          </table:table-cell>
          <table:table-cell table:number-columns-repeated="3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.084511" calcext:value-type="float">
            <text:p>4.08E+00</text:p>
          </table:table-cell>
          <table:table-cell office:value-type="float" office:value="849.7087" calcext:value-type="float">
            <text:p>8.50E+02</text:p>
          </table:table-cell>
          <table:table-cell office:value-type="float" office:value="209.8731" calcext:value-type="float">
            <text:p>2.10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4.084511" calcext:value-type="float">
            <text:p>4.08E+00</text:p>
          </table:table-cell>
          <table:table-cell office:value-type="float" office:value="849.7087" calcext:value-type="float">
            <text:p>8.50E+02</text:p>
          </table:table-cell>
          <table:table-cell office:value-type="float" office:value="209.8731" calcext:value-type="float">
            <text:p>2.10E+02</text:p>
          </table:table-cell>
          <table:table-cell table:number-columns-repeated="3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1.50281" calcext:value-type="float">
            <text:p>1.15E+01</text:p>
          </table:table-cell>
          <table:table-cell office:value-type="float" office:value="579.752" calcext:value-type="float">
            <text:p>5.80E+02</text:p>
          </table:table-cell>
          <table:table-cell office:value-type="float" office:value="207.1133" calcext:value-type="float">
            <text:p>2.07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11.50281" calcext:value-type="float">
            <text:p>1.15E+01</text:p>
          </table:table-cell>
          <table:table-cell office:value-type="float" office:value="579.752" calcext:value-type="float">
            <text:p>5.80E+02</text:p>
          </table:table-cell>
          <table:table-cell office:value-type="float" office:value="207.1133" calcext:value-type="float">
            <text:p>2.07E+02</text:p>
          </table:table-cell>
          <table:table-cell table:number-columns-repeated="3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.944965" calcext:value-type="float">
            <text:p>6.94E+00</text:p>
          </table:table-cell>
          <table:table-cell office:value-type="float" office:value="557.1087" calcext:value-type="float">
            <text:p>5.57E+02</text:p>
          </table:table-cell>
          <table:table-cell office:value-type="float" office:value="209.2156" calcext:value-type="float">
            <text:p>2.09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6.944965" calcext:value-type="float">
            <text:p>6.94E+00</text:p>
          </table:table-cell>
          <table:table-cell office:value-type="float" office:value="557.1087" calcext:value-type="float">
            <text:p>5.57E+02</text:p>
          </table:table-cell>
          <table:table-cell office:value-type="float" office:value="209.2156" calcext:value-type="float">
            <text:p>2.09E+02</text:p>
          </table:table-cell>
          <table:table-cell table:number-columns-repeated="3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65283" calcext:value-type="float">
            <text:p>1.07E+00</text:p>
          </table:table-cell>
          <table:table-cell office:value-type="float" office:value="594.1521" calcext:value-type="float">
            <text:p>5.94E+02</text:p>
          </table:table-cell>
          <table:table-cell office:value-type="float" office:value="224.0078" calcext:value-type="float">
            <text:p>2.24E+02</text:p>
          </table:table-cell>
          <table:table-cell table:number-columns-repeated="8"/>
          <table:table-cell office:value-type="float" office:value="1.065283" calcext:value-type="float">
            <text:p>1.07E+00</text:p>
          </table:table-cell>
          <table:table-cell office:value-type="float" office:value="594.1521" calcext:value-type="float">
            <text:p>5.94E+02</text:p>
          </table:table-cell>
          <table:table-cell office:value-type="float" office:value="224.0078" calcext:value-type="float">
            <text:p>2.24E+02</text:p>
          </table:table-cell>
          <table:table-cell table:number-columns-repeated="3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7.42267" calcext:value-type="float">
            <text:p>3.74E+01</text:p>
          </table:table-cell>
          <table:table-cell office:value-type="float" office:value="1477.376" calcext:value-type="float">
            <text:p>1.48E+03</text:p>
          </table:table-cell>
          <table:table-cell office:value-type="float" office:value="268.4629" calcext:value-type="float">
            <text:p>2.68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37.42267" calcext:value-type="float">
            <text:p>3.74E+01</text:p>
          </table:table-cell>
          <table:table-cell office:value-type="float" office:value="1477.376" calcext:value-type="float">
            <text:p>1.48E+03</text:p>
          </table:table-cell>
          <table:table-cell office:value-type="float" office:value="268.4629" calcext:value-type="float">
            <text:p>2.68E+02</text:p>
          </table:table-cell>
          <table:table-cell table:number-columns-repeated="3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7.70503" calcext:value-type="float">
            <text:p>3.77E+01</text:p>
          </table:table-cell>
          <table:table-cell office:value-type="float" office:value="666.5099" calcext:value-type="float">
            <text:p>6.67E+02</text:p>
          </table:table-cell>
          <table:table-cell office:value-type="float" office:value="240.7776" calcext:value-type="float">
            <text:p>2.41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37.70503" calcext:value-type="float">
            <text:p>3.77E+01</text:p>
          </table:table-cell>
          <table:table-cell office:value-type="float" office:value="666.5099" calcext:value-type="float">
            <text:p>6.67E+02</text:p>
          </table:table-cell>
          <table:table-cell office:value-type="float" office:value="240.7776" calcext:value-type="float">
            <text:p>2.41E+02</text:p>
          </table:table-cell>
          <table:table-cell table:number-columns-repeated="3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7.30242" calcext:value-type="float">
            <text:p>3.73E+01</text:p>
          </table:table-cell>
          <table:table-cell office:value-type="float" office:value="584.9046" calcext:value-type="float">
            <text:p>5.85E+02</text:p>
          </table:table-cell>
          <table:table-cell office:value-type="float" office:value="236.4538" calcext:value-type="float">
            <text:p>2.36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37.30242" calcext:value-type="float">
            <text:p>3.73E+01</text:p>
          </table:table-cell>
          <table:table-cell office:value-type="float" office:value="584.9046" calcext:value-type="float">
            <text:p>5.85E+02</text:p>
          </table:table-cell>
          <table:table-cell office:value-type="float" office:value="236.4538" calcext:value-type="float">
            <text:p>2.36E+02</text:p>
          </table:table-cell>
          <table:table-cell table:number-columns-repeated="3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6.12297" calcext:value-type="float">
            <text:p>3.61E+01</text:p>
          </table:table-cell>
          <table:table-cell office:value-type="float" office:value="491.8617" calcext:value-type="float">
            <text:p>4.92E+02</text:p>
          </table:table-cell>
          <table:table-cell office:value-type="float" office:value="230.4425" calcext:value-type="float">
            <text:p>2.30E+02</text:p>
          </table:table-cell>
          <table:table-cell table:number-columns-repeated="7"/>
          <table:table-cell office:value-type="string" calcext:value-type="string">
            <text:p>aerofoil</text:p>
          </table:table-cell>
          <table:table-cell office:value-type="float" office:value="36.12297" calcext:value-type="float">
            <text:p>3.61E+01</text:p>
          </table:table-cell>
          <table:table-cell office:value-type="float" office:value="491.8617" calcext:value-type="float">
            <text:p>4.92E+02</text:p>
          </table:table-cell>
          <table:table-cell office:value-type="float" office:value="230.4425" calcext:value-type="float">
            <text:p>2.30E+02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34984" calcext:value-type="float">
            <text:p>3.13E+01</text:p>
          </table:table-cell>
          <table:table-cell office:value-type="float" office:value="543.9264" calcext:value-type="float">
            <text:p>5.44E+02</text:p>
          </table:table-cell>
          <table:table-cell office:value-type="float" office:value="223.8581" calcext:value-type="float">
            <text:p>2.24E+02</text:p>
          </table:table-cell>
          <table:table-cell table:number-columns-repeated="8"/>
          <table:table-cell office:value-type="float" office:value="31.34984" calcext:value-type="float">
            <text:p>3.13E+01</text:p>
          </table:table-cell>
          <table:table-cell office:value-type="float" office:value="543.9264" calcext:value-type="float">
            <text:p>5.44E+02</text:p>
          </table:table-cell>
          <table:table-cell office:value-type="float" office:value="223.8581" calcext:value-type="float">
            <text:p>2.24E+02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3:19:14.070531101</meta:creation-date>
    <dc:date>2022-02-17T13:31:31.409452419</dc:date>
    <meta:editing-duration>PT1M36S</meta:editing-duration>
    <meta:editing-cycles>1</meta:editing-cycles>
    <meta:document-statistic meta:table-count="1" meta:cell-count="405" meta:object-count="0"/>
    <meta:generator>LibreOffice/6.4.7.2$Linux_X86_64 LibreOffice_project/40$Build-2</meta:generator>
  </office:meta>
</office:document-meta>
</file>